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1Handler.handleValueChangedEvent( ValueChangedEvent valueChange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1Handler.handleActionEvent( ActionEvent actio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